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33cm" svg:height="0.801cm" draw:transform="skewX (-0.000698131700797735) rotate (-1.55299396842455) translate (3.83849888622522cm 2.6484319521014cm)" svg:viewBox="0 0 6134 802" svg:d="M358 733c451-80 2308-117 2925-110 616 7 2465 218 2723 172 259-38 103-669-262-711s-1587-79-2506-84c-919-4-2649 47-3159 22-141 2-119 744 279 711z">
          <text:p/>
        </draw:path>
        <draw:path draw:style-name="gr1" draw:text-style-name="P1" draw:layer="layout" svg:width="0.902cm" svg:height="0.661cm" draw:transform="skewX (0.00122173047639608) rotate (-2.1556561591382) translate (3.97945731859439cm 8.356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267cm" svg:height="4.404cm" draw:transform="rotate (-2.21063403057602) translate (7.51965782194911cm 7.9072168797315cm)" svg:viewBox="0 0 1268 4405" svg:d="M1250 3907c-315-265-346-497-373-830-83-994 109-2493 38-2972-23-158-942-153-897 121 89 534-46 1902-12 2359 37 458 18 1245 581 1765 251 232 786-343 663-443z">
          <text:p/>
        </draw:path>
        <draw:path draw:style-name="gr2" draw:text-style-name="P1" draw:layer="layout" svg:width="4.563cm" svg:height="4.263cm" draw:transform="skewX (-0.000523598775598321) rotate (0.0977384381116825) translate (2.6096817907853cm 2.392994072704cm)" svg:viewBox="0 0 4564 4264" svg:d="M243 120c2669-374 4509 91 4306 1925s-1685 2165-3957 2219c-188-10-202-772 155-791 1236-90 3118 215 3165-1299 48-1515-2171-1599-3730-1278-280 46-218-737 61-776z">
          <text:p/>
        </draw:path>
        <draw:path draw:style-name="gr1" draw:text-style-name="P1" draw:layer="layout" svg:width="0.903cm" svg:height="0.66cm" draw:transform="skewX (0.00122173047639596) rotate (-2.15652882376419) translate (3.419706971542cm 2.6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3.94599110710371cm 2.74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4.20945731859441cm 5.9154624998279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7.54162447873229cm 7.92996144179579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1.273cm" svg:height="1.819cm" draw:transform="skewX (0.000698131700797727) rotate (2.75517675719825) translate (5.6672413203955cm 2.0281638861872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4054411400535cm 1.3163204305186cm)" svg:viewBox="0 0 1433 1786" svg:d="M0 266c-3 173 241 1028 677 1467 204 183 908-155 726-357-417-464-520-1169-526-1321s-874 39-877 211z">
          <text:p/>
        </draw:path>
        <draw:path draw:style-name="gr1" draw:text-style-name="P1" draw:layer="layout" svg:width="0.903cm" svg:height="0.661cm" draw:transform="rotate (-2.15757602131539) translate (5.41399110710381cm 1.23761510383229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51) rotate (-2.15705242253979) translate (4.03903264294209cm 0.633598353964204cm)" svg:viewBox="0 0 836 551" svg:d="M434 549c171-16 339-143 390-251 50-108-64-201-193-254-130-52-268-66-432 3-162 69-262 183-153 322 109 138 217 195 388 180z">
          <text:p/>
        </draw:path>
        <draw:path draw:style-name="gr1" draw:text-style-name="P1" draw:layer="layout" svg:width="0.835cm" svg:height="0.55cm" draw:transform="skewX (-0.00139626340159544) rotate (-2.15705242253979) translate (6.48003264294209cm 0.405598353964204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4:00.395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3"/>
  </office:meta>
</office:document-meta>
</file>